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8.27mm"/>
    </style:style>
    <style:style style:name="co13" style:family="table-column">
      <style:table-column-properties fo:break-before="auto" style:column-width="17.52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5" table:default-cell-style-name="ce9"/>
        <table:table-row table:style-name="ro1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style-name="ce7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2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row table:style-name="ro2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style-name="ce7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number-rows-repeated="104840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Klasy" table:style-name="ta2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2" table:default-cell-style-name="ce8"/>
        <table:table-column table:style-name="co13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row table:style-name="ro2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style-name="ce7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number-rows-repeated="104840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gzaminy" table:style-name="ta2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2" table:default-cell-style-name="ce8"/>
        <table:table-column table:style-name="co13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row table:style-name="ro2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style-name="ce7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number-rows-repeated="104840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łeć" table:style-name="ta2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1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row table:style-name="ro2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style-name="ce7" office:value-type="string" calcext:value-type="string">
            <text:p>Pierwszy język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 table:number-rows-repeated="1048409">
          <table:table-cell table:number-columns-repeated="9"/>
        </table:table-row>
        <table:table-row table:style-name="ro2" table:visibility="filter">
          <table:table-cell table:number-columns-repeated="9"/>
        </table:table-row>
      </table:table>
      <table:table table:name="Najlepsi" table:style-name="ta2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2" table:default-cell-style-name="ce8"/>
        <table:table-column table:style-name="co13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row table:style-name="ro2">
          <table:table-cell table:style-name="ce7" office:value-type="string" calcext:value-type="string">
            <text:p>Imię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Płeć</text:p>
          </table:table-cell>
          <table:table-cell table:style-name="ce7" office:value-type="string" calcext:value-type="string">
            <text:p>Gimnazjum</text:p>
          </table:table-cell>
          <table:table-cell table:style-name="ce7" office:value-type="string" calcext:value-type="string">
            <text:p>Egz. hum.</text:p>
          </table:table-cell>
          <table:table-cell table:style-name="ce7" office:value-type="string" calcext:value-type="string">
            <text:p>Egz. Mat.</text:p>
          </table:table-cell>
          <table:table-cell table:style-name="ce7" office:value-type="string" calcext:value-type="string">
            <text:p>Egz. jęz.</text:p>
          </table:table-cell>
          <table:table-cell table:style-name="ce7" office:value-type="string" calcext:value-type="string">
            <text:p>Przyjęty do klasy</text:p>
          </table:table-cell>
          <table:table-cell table:style-name="ce7" office:value-type="string" calcext:value-type="string">
            <text:p>Pierwszy język</text:p>
          </table:table-cell>
        </table:table-row>
        <table:table-row table:style-name="ro2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 table:number-rows-repeated="1048409">
          <table:table-cell table:number-columns-repeated="9"/>
        </table:table-row>
        <table:table-row table:style-name="ro2" table:visibility="filter">
          <table:table-cell table:number-columns-repeated="9"/>
        </table:table-row>
      </table:table>
      <table:named-expressions>
        <table:named-range table:name="Klasy" table:base-cell-address="$Klasy.$H$17" table:cell-range-address="$Klasy.$H$17"/>
      </table:named-expressions>
      <table:database-ranges>
        <table:database-range table:name="__Anonymous_Sheet_DB__1" table:target-range-address="Alfabetycznie.A1:Alfabetycznie.I104857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Klasy.A1:Klasy.I1048576">
          <table:sort>
            <table:sort-by table:field-number="7" table:data-type="automatic"/>
            <table:sort-by table:field-number="1" table:data-type="automatic"/>
          </table:sort>
        </table:database-range>
        <table:database-range table:name="__Anonymous_Sheet_DB__3" table:target-range-address="Egzaminy.A1:Egzaminy.I1048576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Płeć.A1:Płeć.I104857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>
            <table:sort-by table:field-number="7" table:data-type="automatic"/>
          </table:sort>
        </table:database-range>
        <table:database-range table:name="__Anonymous_Sheet_DB__5" table:target-range-address="Najlepsi.A1:Najlepsi.I1048576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.00.0000</text:date>, <text:time style:data-style-name="N2" text:time-value="15:48:37.69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21T16:04:45.964000000</dc:date>
    <meta:generator>LibreOffice/5.4.4.2$Windows_X86_64 LibreOffice_project/2524958677847fb3bb44820e40380acbe820f960</meta:generator>
    <meta:editing-duration>PT5M57S</meta:editing-duration>
    <meta:editing-cycles>3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